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5.145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12.0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8" number:language="en" number:country="US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15" style:family="table-cell" style:parent-style-name="Default" style:data-style-name="N10038">
      <style:table-cell-properties fo:border="0.06pt solid #000000" style:vertical-align="middle"/>
    </style:style>
    <style:style style:name="ce16" style:family="table-cell" style:parent-style-name="Default" style:data-style-name="N10038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9" style:family="table-cell" style:parent-style-name="Default" style:data-style-name="N100">
      <style:table-cell-properties fo:border="0.06pt solid #000000" style:vertical-align="middle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wrap-option="no-wrap" fo:border="0.06pt solid #000000" style:vertical-align="middle"/>
    </style:style>
    <style:style style:name="ce2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58" table:default-cell-style-name="ce5"/>
        <table:table-row table:style-name="ro1">
          <table:table-cell table:style-name="ce2" office:value-type="string" calcext:value-type="string">
            <text:p>Design, distribution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Release date</text:p>
          </table:table-cell>
          <table:table-cell table:style-name="ce2" office:value-type="string" calcext:value-type="string">
            <text:p>License</text:p>
          </table:table-cell>
          <table:table-cell table:style-name="ce2" office:value-type="string" calcext:value-type="string">
            <text:p>Information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13">
            <text:p>Scilab Group</text:p>
            <text:p>INRIA</text:p>
          </table:table-cell>
          <table:table-cell table:style-name="ce17" office:value-type="string" calcext:value-type="string">
            <text:p>Scilab 1.1 </text:p>
          </table:table-cell>
          <table:table-cell table:style-name="ce15" office:value-type="date" office:date-value="1994-01-02" calcext:value-type="date">
            <text:p>Sunday, January 02, 1994</text:p>
          </table:table-cell>
          <table:table-cell table:style-name="ce3" office:value-type="string" calcext:value-type="string" table:number-columns-spanned="1" table:number-rows-spanned="10">
            <text:p>no license</text:p>
          </table:table-cell>
          <table:table-cell table:style-name="ce4" office:value-type="string" calcext:value-type="string">
            <text:p>first distribution in France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0 </text:p>
          </table:table-cell>
          <table:table-cell table:style-name="ce15" office:value-type="date" office:date-value="1994-10-31" calcext:value-type="date">
            <text:p>Monday, October 31, 1994</text:p>
          </table:table-cell>
          <table:covered-table-cell table:style-name="ce4"/>
          <table:table-cell table:style-name="ce4" office:value-type="string" calcext:value-type="string">
            <text:p>first distribution Worldwide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1 </text:p>
          </table:table-cell>
          <table:table-cell table:style-name="ce15" office:value-type="date" office:date-value="1995-02-10" calcext:value-type="date">
            <text:p>Friday, February 10, 1995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1.1 </text:p>
          </table:table-cell>
          <table:table-cell table:style-name="ce15" office:value-type="date" office:date-value="1995-04-11" calcext:value-type="date">
            <text:p>Tuesday, April 11, 1995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2 </text:p>
          </table:table-cell>
          <table:table-cell table:style-name="ce15" office:value-type="date" office:date-value="1996-02-29" calcext:value-type="date">
            <text:p>Thursday, February 29, 1996</text:p>
          </table:table-cell>
          <table:covered-table-cell table:style-name="ce4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3 </text:p>
          </table:table-cell>
          <table:table-cell table:style-name="ce15" office:value-type="date" office:date-value="1997-05-01" calcext:value-type="date">
            <text:p>Thursday, May 01, 1997</text:p>
          </table:table-cell>
          <table:covered-table-cell table:style-name="ce4"/>
          <table:table-cell table:style-name="ce4" office:value-type="string" calcext:value-type="string">
            <text:p>beta version for Windows 95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3.1 </text:p>
          </table:table-cell>
          <table:table-cell table:style-name="ce15" office:value-type="date" office:date-value="1997-07-16" calcext:value-type="date">
            <text:p>Wednesday, July 16, 1997</text:p>
          </table:table-cell>
          <table:covered-table-cell table:style-name="ce4"/>
          <table:table-cell table:style-name="ce4" office:value-type="string" calcext:value-type="string">
            <text:p>beta version for Windows 95/NT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4 </text:p>
          </table:table-cell>
          <table:table-cell table:style-name="ce16" office:value-type="string" calcext:value-type="string">
            <text:p>August, 1998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4.1 </text:p>
          </table:table-cell>
          <table:table-cell table:style-name="ce16" office:value-type="string" calcext:value-type="string">
            <text:p>December, 1998</text:p>
          </table:table-cell>
          <table:covered-table-cell table:style-name="ce4"/>
          <table:table-cell table:style-name="ce11" office:value-type="string" calcext:value-type="string">
            <text:p>given with the book “Engineering and Scientific Computing with Scilab”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5 </text:p>
          </table:table-cell>
          <table:table-cell table:style-name="ce16" office:value-type="string" calcext:value-type="string">
            <text:p>February, 2000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6 </text:p>
          </table:table-cell>
          <table:table-cell table:style-name="ce15" office:value-type="date" office:date-value="2001-03-28" calcext:value-type="date">
            <text:p>Wednesday, March 28, 2001</text:p>
          </table:table-cell>
          <table:table-cell table:style-name="ce18" office:value-type="string" calcext:value-type="string" table:number-columns-spanned="1" table:number-rows-spanned="10">
            <text:p>Home made</text:p>
            <text:p>Scilab license</text:p>
          </table:table-cell>
          <table:table-cell table:style-name="ce4" office:value-type="string" calcext:value-type="string">
            <text:p>given with the French book “Introduction à Scilab”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6-en </text:p>
          </table:table-cell>
          <table:table-cell table:style-name="ce16" office:value-type="string" calcext:value-type="string">
            <text:p>January, 2002</text:p>
          </table:table-cell>
          <table:covered-table-cell table:style-name="ce4"/>
          <table:table-cell table:style-name="ce4" office:value-type="string" calcext:value-type="string">
            <text:p>version for the CD-ROM INRIA/CNDP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17" office:value-type="string" calcext:value-type="string">
            <text:p>Scilab 2.7 </text:p>
          </table:table-cell>
          <table:table-cell table:style-name="ce15" office:value-type="date" office:date-value="2003-02-20" calcext:value-type="date">
            <text:p>Thursday, February 20, 2003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7">
            <text:p>Scilab Development Team</text:p>
            <text:p>INRIA</text:p>
          </table:table-cell>
          <table:table-cell table:style-name="ce17" office:value-type="string" calcext:value-type="string">
            <text:p>Scilab 2.7.2 </text:p>
          </table:table-cell>
          <table:table-cell table:style-name="ce16" office:value-type="string" calcext:value-type="string">
            <text:p><text:s/>August, 2003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3.0 </text:p>
          </table:table-cell>
          <table:table-cell table:style-name="ce16" office:value-type="date" office:date-value="2004-07-13" calcext:value-type="date">
            <text:p>Tuesday, July 13, 2004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3.1.1 </text:p>
          </table:table-cell>
          <table:table-cell table:style-name="ce16" office:value-type="date" office:date-value="2005-06-14" calcext:value-type="date">
            <text:p>Tuesday, June 14, 2005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4.0 </text:p>
          </table:table-cell>
          <table:table-cell table:style-name="ce16" office:value-type="date" office:date-value="2006-07-06" calcext:value-type="date">
            <text:p>Thursday, July 06, 2006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4.1 </text:p>
          </table:table-cell>
          <table:table-cell table:style-name="ce16" office:value-type="date" office:date-value="2006-12-12" calcext:value-type="date">
            <text:p>Tuesday, December 12, 2006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4.1.1 </text:p>
          </table:table-cell>
          <table:table-cell table:style-name="ce16" office:value-type="date" office:date-value="2007-05-09" calcext:value-type="date">
            <text:p>Wednesday, May 09, 2007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4.1.2 </text:p>
          </table:table-cell>
          <table:table-cell table:style-name="ce16" office:value-type="date" office:date-value="2007-10-23" calcext:value-type="date">
            <text:p>Tuesday, October 23, 2007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13">
            <text:p>Scilab Project</text:p>
            <text:p>Digiteo</text:p>
          </table:table-cell>
          <table:table-cell table:style-name="ce4" office:value-type="string" calcext:value-type="string">
            <text:p>Scilab 5.0 </text:p>
          </table:table-cell>
          <table:table-cell table:style-name="ce16" office:value-type="date" office:date-value="2008-08-20" calcext:value-type="date">
            <text:p>Wednesday, August 20, 2008</text:p>
          </table:table-cell>
          <table:table-cell table:style-name="ce3" office:value-type="string" calcext:value-type="string" table:number-columns-spanned="1" table:number-rows-spanned="18">
            <text:p>CeCILL</text:p>
          </table:table-cell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0.1 </text:p>
          </table:table-cell>
          <table:table-cell table:style-name="ce16" office:value-type="date" office:date-value="2008-09-12" calcext:value-type="date">
            <text:p>Friday, September 12, 2008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0.2 </text:p>
          </table:table-cell>
          <table:table-cell table:style-name="ce16" office:value-type="date" office:date-value="2008-09-29" calcext:value-type="date">
            <text:p>Monday, September 29, 2008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0.3 </text:p>
          </table:table-cell>
          <table:table-cell table:style-name="ce16" office:value-type="date" office:date-value="2008-11-07" calcext:value-type="date">
            <text:p>Friday, November 07, 2008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1 </text:p>
          </table:table-cell>
          <table:table-cell table:style-name="ce16" office:value-type="date" office:date-value="2009-02-13" calcext:value-type="date">
            <text:p>Friday, February 13, 2009</text:p>
          </table:table-cell>
          <table:covered-table-cell table:style-name="ce4"/>
          <table:table-cell table:style-name="ce4" office:value-type="string" calcext:value-type="string">
            <text:p><text:span text:style-name="T1">alpha </text:span>version for MacOSX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1.1 </text:p>
          </table:table-cell>
          <table:table-cell table:style-name="ce16" office:value-type="date" office:date-value="2009-04-14" calcext:value-type="date">
            <text:p>Tuesday, April 14, 2009</text:p>
          </table:table-cell>
          <table:covered-table-cell table:style-name="ce4"/>
          <table:table-cell table:style-name="ce4" office:value-type="string" calcext:value-type="string">
            <text:p>alpha version for MacOSX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2.0 </text:p>
          </table:table-cell>
          <table:table-cell table:style-name="ce16" office:value-type="date" office:date-value="2009-12-17" calcext:value-type="date">
            <text:p>Thursday, December 17, 2009</text:p>
          </table:table-cell>
          <table:covered-table-cell table:style-name="ce4"/>
          <table:table-cell table:style-name="ce4" office:value-type="string" calcext:value-type="string">
            <text:p>first version of Xcos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2.1 </text:p>
          </table:table-cell>
          <table:table-cell table:style-name="ce16" office:value-type="date" office:date-value="2010-02-18" calcext:value-type="date">
            <text:p>Thursday, February 18, 2010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2.2 </text:p>
          </table:table-cell>
          <table:table-cell table:style-name="ce16" office:value-type="date" office:date-value="2010-04-21" calcext:value-type="date">
            <text:p>Wednesday, April 21, 2010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3.0</text:p>
          </table:table-cell>
          <table:table-cell table:style-name="ce16" office:value-type="date" office:date-value="2010-12-16" calcext:value-type="date">
            <text:p>Thursday, December 16, 2010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3.1 </text:p>
          </table:table-cell>
          <table:table-cell table:style-name="ce16" office:value-type="date" office:date-value="2011-03-03" calcext:value-type="date">
            <text:p>Thursday, March 03, 2011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3.2 </text:p>
          </table:table-cell>
          <table:table-cell table:style-name="ce16" office:value-type="date" office:date-value="2011-05-12" calcext:value-type="date">
            <text:p>Thursday, May 12, 2011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3.3 </text:p>
          </table:table-cell>
          <table:table-cell table:style-name="ce16" office:value-type="date" office:date-value="2011-07-22" calcext:value-type="date">
            <text:p>Friday, July 22, 2011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6">
            <text:p>Scilab Enterprises</text:p>
          </table:table-cell>
          <table:table-cell table:style-name="ce4" office:value-type="string" calcext:value-type="string">
            <text:p>Scilab 5.4.0 </text:p>
          </table:table-cell>
          <table:table-cell table:style-name="ce16" office:value-type="date" office:date-value="2012-10-01" calcext:value-type="date">
            <text:p>Monday, October 01, 2012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4.1 </text:p>
          </table:table-cell>
          <table:table-cell table:style-name="ce16" office:value-type="date" office:date-value="2013-04-02" calcext:value-type="date">
            <text:p>Tuesday, April 02, 2013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5.0 </text:p>
          </table:table-cell>
          <table:table-cell table:style-name="ce16" office:value-type="date" office:date-value="2014-04-11" calcext:value-type="date">
            <text:p>Friday, April 11, 2014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4"/>
          <table:table-cell table:style-name="ce4" office:value-type="string" calcext:value-type="string">
            <text:p>scilab 5.5.1 </text:p>
          </table:table-cell>
          <table:table-cell table:style-name="ce16" office:value-type="date" office:date-value="2014-10-02" calcext:value-type="date">
            <text:p>Thursday, October 02, 2014</text:p>
          </table:table-cell>
          <table:covered-table-cell table:style-name="ce9"/>
          <table:table-cell table:style-name="ce4"/>
          <table:table-cell table:number-columns-repeated="58"/>
        </table:table-row>
        <table:table-row table:style-name="ro1">
          <table:covered-table-cell table:style-name="ce10"/>
          <table:table-cell table:style-name="ce4" office:value-type="string" calcext:value-type="string">
            <text:p>Scilab 5.5.2</text:p>
          </table:table-cell>
          <table:table-cell table:style-name="ce16" office:value-type="date" office:date-value="2015-01-04" calcext:value-type="date">
            <text:p>Sunday, January 04, 2015</text:p>
          </table:table-cell>
          <table:covered-table-cell table:style-name="ce10"/>
          <table:table-cell table:style-name="ce4"/>
          <table:table-cell table:number-columns-repeated="58"/>
        </table:table-row>
        <table:table-row table:style-name="ro1">
          <table:covered-table-cell table:style-name="Default"/>
          <table:table-cell table:style-name="ce4" office:value-type="string" calcext:value-type="string">
            <text:p>Scilab 6.0.0 </text:p>
          </table:table-cell>
          <table:table-cell table:style-name="ce16" office:value-type="date" office:date-value="2017-02-16" calcext:value-type="date">
            <text:p>Thursday, February 16, 2017</text:p>
          </table:table-cell>
          <table:table-cell table:style-name="ce18" office:value-type="string" calcext:value-type="string" table:number-columns-spanned="1" table:number-rows-spanned="4">
            <text:p>GPL v2</text:p>
          </table:table-cell>
          <table:table-cell table:style-name="ce4"/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3">
            <text:p>ESI Group</text:p>
          </table:table-cell>
          <table:table-cell table:style-name="ce4" office:value-type="string" calcext:value-type="string">
            <text:p>Scilab 6.0.1</text:p>
          </table:table-cell>
          <table:table-cell table:style-name="ce16" office:value-type="date" office:date-value="2018-02-15" calcext:value-type="date">
            <text:p>Thursday, February 15, 2018</text:p>
          </table:table-cell>
          <table:covered-table-cell table:style-name="ce10"/>
          <table:table-cell table:style-name="ce21"/>
          <table:table-cell table:number-columns-repeated="58"/>
        </table:table-row>
        <table:table-row table:style-name="ro1">
          <table:covered-table-cell table:style-name="ce3"/>
          <table:table-cell table:style-name="ce4" office:value-type="string" calcext:value-type="string">
            <text:p>Scilab 6.0.2 </text:p>
          </table:table-cell>
          <table:table-cell table:style-name="ce16" office:value-type="date" office:date-value="2019-02-14" calcext:value-type="date">
            <text:p>Thursday, February 14, 2019</text:p>
          </table:table-cell>
          <table:covered-table-cell table:style-name="ce10"/>
          <table:table-cell table:style-name="ce20"/>
          <table:table-cell table:number-columns-repeated="58"/>
        </table:table-row>
        <table:table-row table:style-name="ro1">
          <table:covered-table-cell table:style-name="ce10"/>
          <table:table-cell table:style-name="ce4" office:value-type="string" calcext:value-type="string">
            <text:p>Scilab 6.1.0</text:p>
          </table:table-cell>
          <table:table-cell table:style-name="ce16" office:value-type="date" office:date-value="2020-02-25" calcext:value-type="date">
            <text:p>Tuesday, February 25, 2020</text:p>
          </table:table-cell>
          <table:covered-table-cell table:style-name="ce10"/>
          <table:table-cell table:style-name="ce20"/>
          <table:table-cell table:number-columns-repeated="58"/>
        </table:table-row>
        <table:table-row table:style-name="ro1" table:number-rows-repeated="1048532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4:47:13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09-29T14:47:28.285000000</dc:date>
    <meta:editing-duration>PT2H15M38S</meta:editing-duration>
    <meta:editing-cycles>26</meta:editing-cycles>
    <meta:document-statistic meta:table-count="1" meta:cell-count="108" meta:object-count="0"/>
  </office:meta>
</office:document-meta>
</file>